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2826630702063796471"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2784338927892071667"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2746947694252899156"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3811789976793727354"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1333263052530880564"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5594414153216556136"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7667086466999296101"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2348041153838481466"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40811303" text:continue-list="list7667086466999296101"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6878687392605292187"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0822220"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0820935"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40813077" text:continue-numbering="true" text:style-name="L9">
        <text:list-item>
          <text:list>
            <text:list-header>
              <text:p text:style-name="P211">Warm down: <text:span text:style-name="T3">0.25 mile jog home</text:span></text:p>
              <text:p text:style-name="P212"/>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40804197"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0819708"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8591193474595343887"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914514531074930200"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229526940947434584"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0820814" text:continue-numbering="true" text:style-name="L12">
        <text:list-item>
          <text:list>
            <text:list-header>
              <text:p text:style-name="P216">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379889036501500364" text:style-name="L13">
        <text:list-item>
          <text:list>
            <text:list-header>
              <text:p text:style-name="P205">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6964023001479718045"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717784670173376934" text:style-name="L15">
        <text:list-item>
          <text:list>
            <text:list-header>
              <text:p text:style-name="P183">1.5 miles averaging about 9:40/mile and rest 1 min</text:p>
            </text:list-header>
          </text:list>
        </text:list-item>
      </text:list>
      <text:p text:style-name="P24">1 mile in 8:26 and rest 2 min</text:p>
      <text:list xml:id="list7170831264746518879"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866935177194975021" text:style-name="L17">
        <text:list-item>
          <text:list>
            <text:list-header>
              <text:p text:style-name="P185">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812610" text:continue-numbering="true" text:style-name="L17">
        <text:list-item>
          <text:list>
            <text:list-header>
              <text:p text:style-name="P185">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9046378496525695428"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664603792257938661"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1360897033284285621"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40816424" text:continue-list="list2664603792257938661" text:style-name="L19">
        <text:list-item>
          <text:list>
            <text:list-header>
              <text:p text:style-name="P187">(Pace*HR)=1240</text:p>
            </text:list-header>
          </text:list>
        </text:list-item>
      </text:list>
      <text:list xml:id="list40795638" text:continue-list="list9046378496525695428" text:style-name="L18">
        <text:list-item>
          <text:list>
            <text:list-header>
              <text:p text:style-name="P186">2 miles at 10:46/mile Ave HR= 121 bpm and rest a few minutes</text:p>
            </text:list-header>
          </text:list>
        </text:list-item>
      </text:list>
      <text:list xml:id="list40823163" text:continue-list="list40816424"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40820683"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7186293614483345611"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5020739201198927"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152483949284730845"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8628934162550996626" text:style-name="L24">
        <text:list-item>
          <text:p text:style-name="P215">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458840873674372016"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568769393288627557"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40808523" text:continue-numbering="true" text:style-name="L26">
        <text:list-item>
          <text:list>
            <text:list-header>
              <text:p text:style-name="P191">0.1 mile lead in to a 4 mile run</text:p>
              <text:p text:style-name="P208">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0815447"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013180447981963339"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934340768849542950"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877523095869847671"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600008093570675895"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926276575487851186"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4347742126417010565" text:style-name="L32">
        <text:list-item>
          <text:list>
            <text:list-header>
              <text:p text:style-name="P197">0.25 miles in 2:54</text:p>
              <text:p text:style-name="P197">1 mile in 9:21 going faster as I ran and ending at around 8:30 pace</text:p>
            </text:list-header>
          </text:list>
        </text:list-item>
      </text:list>
      <text:list xml:id="list5338273423527311009"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9168209109909407071"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63713170598949646"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86968125533840619"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7858683216871185618"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6875151823272211348"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10"><text:span text:style-name="T3">Run: 3 miles with Rod and Tim, Time: 31:43, Splits: 10:31, 10:54, 10:17 </text:span></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text:soft-page-break/>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602501058482069196"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text:soft-page-break/>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text:soft-page-break/></text:p>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5-02T20:55:37.34</dc:date>
    <dc:creator>James Lombardi</dc:creator>
    <meta:editing-duration>P29DT4H21M1S</meta:editing-duration>
    <meta:editing-cycles>2171</meta:editing-cycles>
    <meta:generator>OpenOffice/4.1.2$Win32 OpenOffice.org_project/412m3$Build-9782</meta:generator>
    <meta:document-statistic meta:table-count="0" meta:image-count="9" meta:object-count="0" meta:page-count="215" meta:paragraph-count="6290" meta:word-count="67814" meta:character-count="347048"/>
  </office:meta>
</office:document-meta>
</file>